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bb9a5" officeooo:paragraph-rsid="000bb9a5"/>
    </style:style>
    <style:style style:name="P2" style:family="paragraph" style:parent-style-name="Standard">
      <style:text-properties style:font-name="Arial" fo:font-weight="normal" officeooo:rsid="000bb9a5" officeooo:paragraph-rsid="000bb9a5" style:font-weight-asian="normal" style:font-weight-complex="normal"/>
    </style:style>
    <style:style style:name="P3" style:family="paragraph" style:parent-style-name="Standard">
      <style:text-properties style:font-name="Arial" officeooo:rsid="000bb9a5" officeooo:paragraph-rsid="000bb9a5"/>
    </style:style>
    <style:style style:name="P4" style:family="paragraph" style:parent-style-name="Standard">
      <style:text-properties style:font-name="Arial" officeooo:rsid="000fd258" officeooo:paragraph-rsid="000fd258"/>
    </style:style>
    <style:style style:name="P5" style:family="paragraph" style:parent-style-name="Standard">
      <style:text-properties style:font-name="Arial" officeooo:rsid="000e7305" officeooo:paragraph-rsid="000fd258"/>
    </style:style>
    <style:style style:name="P6" style:family="paragraph" style:parent-style-name="Standard">
      <style:text-properties style:font-name="Arial" fo:font-style="italic" officeooo:rsid="000e7305" officeooo:paragraph-rsid="000fd258" style:font-style-asian="italic" style:font-style-complex="italic"/>
    </style:style>
    <style:style style:name="T1" style:family="text">
      <style:text-properties fo:font-weight="bold" officeooo:rsid="000fd258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bb9a5"/>
    </style:style>
    <style:style style:name="T4" style:family="text">
      <style:text-properties officeooo:rsid="000fd258"/>
    </style:style>
    <style:style style:name="T5" style:family="text">
      <style:text-properties officeooo:rsid="001096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Pasta Salad </text:span></text:p>
      <text:p text:style-name="P2"/>
      <text:p text:style-name="P1"/>
      <text:p text:style-name="P1"><text:span text:style-name="T2">Amount</text:span><text:tab/><text:tab/><text:span text:style-name="T2">Ingredient</text:span></text:p>
      <text:p text:style-name="P1"/>
      <text:p text:style-name="P4">Pasta – bow ties, cork screws, wagon wheels</text:p>
      <text:p text:style-name="P5">Pimentos, drained</text:p>
      <text:p text:style-name="P5">Black Olives, chopped</text:p>
      <text:p text:style-name="P4">Artichoke Hearts, drained and separated</text:p>
      <text:p text:style-name="P4"/>
      <text:p text:style-name="P4">Red Onion, minced<text:tab/><text:tab/><text:span text:style-name="T5">)</text:span></text:p>
      <text:p text:style-name="P4">Mushrooms, sliced<text:tab/><text:tab/><text:span text:style-name="T5">)<text:tab/>Saute these in Olive Oil until tender</text:span></text:p>
      <text:p text:style-name="P4">Garlic, minced<text:tab/><text:tab/><text:span text:style-name="T5">)</text:span></text:p>
      <text:p text:style-name="P4"/>
      <text:p text:style-name="P5"/>
      <text:p text:style-name="P6">Dressing:</text:p>
      <text:p text:style-name="P5"/>
      <text:p text:style-name="P5">O<text:span text:style-name="T4">live Oil</text:span></text:p>
      <text:p text:style-name="P4">Red Wine Vinegar</text:p>
      <text:p text:style-name="P5">Balsamic Vinegar</text:p>
      <text:p text:style-name="P5">B<text:span text:style-name="T4">asil</text:span></text:p>
      <text:p text:style-name="P5">White Pepper</text:p>
      <text:p text:style-name="P5"/>
      <text:p text:style-name="P4"><text:span text:style-name="T3"/></text:p>
      <text:p text:style-name="P4"><text:span text:style-name="T3"/></text:p>
      <text:p text:style-name="P4"><text:span text:style-name="T3">Cooking Instructions:</text:span></text:p>
      <text:p text:style-name="P1"/>
      <text:p text:style-name="P4">Amounts vary based on quantity desire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06T15:49:14.815000000</meta:creation-date>
    <meta:editing-duration>PT6M44S</meta:editing-duration>
    <meta:editing-cycles>3</meta:editing-cycles>
    <meta:generator>LibreOffice/6.3.2.2$Windows_X86_64 LibreOffice_project/98b30e735bda24bc04ab42594c85f7fd8be07b9c</meta:generator>
    <dc:date>2020-01-06T15:55:59.090000000</dc:date>
    <meta:print-date>2020-01-06T15:54:45.674000000</meta:print-date>
    <meta:document-statistic meta:table-count="0" meta:image-count="0" meta:object-count="0" meta:page-count="1" meta:paragraph-count="17" meta:word-count="57" meta:character-count="372" meta:non-whitespace-character-count="326"/>
  </office:meta>
</office:document-meta>
</file>